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Courier New3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GB2312" svg:font-family="楷体GB2312"/>
    <style:font-face style:name="楷体_GB23121" svg:font-family="楷体_GB2312"/>
    <style:font-face style:name="楷体_GB2312" svg:font-family="楷体_GB2312, sans-serif"/>
    <style:font-face style:name="黑体" svg:font-family="黑体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9396in" table:align="left"/>
    </style:style>
    <style:style style:name="Table1.A" style:family="table-column">
      <style:table-column-properties style:column-width="0.4486in"/>
    </style:style>
    <style:style style:name="Table1.B" style:family="table-column">
      <style:table-column-properties style:column-width="0.0549in"/>
    </style:style>
    <style:style style:name="Table1.C" style:family="table-column">
      <style:table-column-properties style:column-width="0.6444in"/>
    </style:style>
    <style:style style:name="Table1.E" style:family="table-column">
      <style:table-column-properties style:column-width="1.5799in"/>
    </style:style>
    <style:style style:name="Table1.I" style:family="table-column">
      <style:table-column-properties style:column-width="3.4674in"/>
    </style:style>
    <style:style style:name="Table1.1" style:family="table-row">
      <style:table-row-properties fo:background-color="#e0edff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color="#808000"/>
    </style:style>
    <style:style style:name="P6" style:family="paragraph" style:parent-style-name="Table_20_Contents">
      <style:text-properties fo:color="#008000"/>
    </style:style>
    <style:style style:name="P7" style:family="paragraph" style:parent-style-name="Text_20_body">
      <style:paragraph-properties fo:text-align="center" style:justify-single-word="false"/>
    </style:style>
    <style:style style:name="T1" style:family="text">
      <style:text-properties fo:color="#000066"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style:font-name="楷体_GB2312"/>
    </style:style>
    <style:style style:name="T4" style:family="text">
      <style:text-properties style:font-name-asian="楷体_GB2312"/>
    </style:style>
    <style:style style:name="T5" style:family="text">
      <style:text-properties fo:color="#ff0000" style:font-name-asian="楷体_GB2312"/>
    </style:style>
    <style:style style:name="T6" style:family="text">
      <style:text-properties fo:color="#990033" fo:background-color="#f7f4f9"/>
    </style:style>
    <style:style style:name="T7" style:family="text">
      <style:text-properties fo:color="#aa55aa" fo:background-color="#f7f4f9"/>
    </style:style>
    <style:style style:name="T8" style:family="text">
      <style:text-properties fo:color="#990033"/>
    </style:style>
    <style:style style:name="T9" style:family="text">
      <style:text-properties fo:color="#990033" style:font-weight-asian="bold"/>
    </style:style>
    <style:style style:name="T10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取舍</text:h>
      <text:section text:style-name="Sect1" text:name="main">
        <text:p text:style-name="P2">来自“局部真实”的留言：</text:p>
        <text:p text:style-name="P2">风物长宜放眼量，心态再平和一些，你会成为大师。——过客</text:p>
        <text:p text:style-name="P2"> </text:p>
        <text:p text:style-name="P2">如果说不想成为“大师”，如果说不想拥有雍容自如的气度，那是自欺欺人。但我喜欢自己特立独行的尖锐。敏感是一种天赋，却也是所有天赋中最容易被磨灭的一种。为了保持敏感，宁可纵容自己的神经质。若是取了寻常的心，舍了孓立的孤僻，怕是成不了“大师”，倒只好泯泯众人了。</text:p>
        <text:p text:style-name="P2"> </text:p>
        <text:p text:style-name="P2">15岁时听伊能静“落入凡间的精灵”，至今爱它的意境。</text:p>
        <text:p text:style-name="P2">2004年03月23日, 星期二 15:39 (89608)</text:p>
      </text:section>
      <text:section text:style-name="Sect1" text:name="Section1">
        <text:h text:style-name="P1" text:outline-level="1" text:is-list-header="true"><text:bookmark text:name="main"/>出名</text:h>
        <text:p text:style-name="P2">现在每天仍然会看看China-pub，看看我的几本书得到了怎样的评论，心情平和愉悦。</text:p>
        <text:p text:style-name="P2"> </text:p>
        <text:p text:style-name="P2">有很多人在那里给我一些貌似友善的“忠告”，譬如这个：“<text:span text:style-name="T1">做技术的不要太出风头了,抬得高也摔得痛！</text:span>”，还有这个：“永远不要以为自己比别人聪明！这个世界上，永远都是天外有天！”。很有趣的是，这些“忠告”通常都是以一个惊叹号结尾，让我不禁??或许有点促狭地??想，这到底算忠告呢还是算警告呢？</text:p>
        <text:p text:style-name="P2"> </text:p>
        <text:p text:style-name="P2">中国的传统是中庸，不做出头鸟，木秀于林风必摧之。中庸之道很好，从小受到的传统教育让我对这一点毫不怀疑，但我同样愿意有自己的价值观和生活 方式。张爱玲曾经说，出名要趁早，如果年纪大了，那快乐就会不那么快乐。我喜欢这句话。为什么我要管“天外有天”？如果每时每刻总想着“还有人比我强”， 那我不是永远享受不到骄傲的快乐？为什么我要管“抬得高摔得痛”？如果总担心摔下去之后的情形，那我不是永远享受不到登高望远的快乐？懒得想这么多，至少 我出名过，我骄傲过，我快乐过，这就够了。明天吗？我的守护神会为我安排的。</text:p>
        <text:p text:style-name="P2"> </text:p>
        <text:p text:style-name="P2">其实这些貌似友善、貌似饱经沧桑的忠告者们，我担心没几个真正有资格教训我。有多少人享受过出名的快乐呢？就为这一点，我愿意继续骄傲并快乐着。</text:p>
        <text:p text:style-name="P2">2004年04月10日, 星期六 12:38 (110790)</text:p>
      </text:section>
      <text:section text:style-name="Sect1" text:name="Section2">
        <text:h text:style-name="P1" text:outline-level="1" text:is-list-header="true"><text:bookmark text:name="main1"/>我的信仰</text:h>
        <text:p text:style-name="P2">我不信上帝，也不信如来佛，当然更不信马克思主义。</text:p>
        <text:p text:style-name="P2"> </text:p>
        <text:p text:style-name="P2">但是我信天地，敬鬼神。我从来不相信“人定胜天”这样的话，人怎么能胜天呢？天上的造物用怜悯的眼光看着我们自以为是呢。冥冥中有我的宿命，我是在那神祉的手心里舞蹈。</text:p>
        <text:p text:style-name="P2"> </text:p>
        <text:p text:style-name="P2">于是我有所归，有所依。失落迷惘时，向那冥冥中的守护者祈祷，他自会为我指出一条路。也不必强求，也不必困惑，一切的努力只是在他划定的路上再前行一步而已。无欲，无求，沿那神明的指引，这样的生活让我平静愉悦。</text:p>
        <text:p text:style-name="P2">2004年04月22日, 星期四 08:29 (125426)</text:p>
      </text:section>
      <text:section text:style-name="Sect1" text:name="Section3">
        <text:h text:style-name="P1" text:outline-level="1" text:is-list-header="true"><text:bookmark text:name="main2"/>我们这一代</text:h>
        <text:p text:style-name="P2">生于80年代，独生子女，看着电视长大，没有追求，没有理想。光明正大地自私自利，大张旗鼓地自由至上，看惯形形色色的价值观与怪癖，见怪不怪。容忍生活的多样性，体验生活，珍视生命，80年代是后现代的启蒙一代，是改变中国的一代。</text:p>
        <text:p text:style-name="P2">2004年04月26日, 星期一 08:25 (130131)</text:p>
      </text:section>
      <text:section text:style-name="Sect1" text:name="Section4">
        <text:h text:style-name="P1" text:outline-level="1" text:is-list-header="true"><text:bookmark text:name="main3"/>巴厘人的生活</text:h>
        <text:p text:style-name="P2"><text:span text:style-name="Strong_20_Emphasis">“我们没有艺术，我们做好每件事。”——巴厘人</text:span></text:p>
        <text:p text:style-name="P2"> </text:p>
        <text:p text:style-name="P2">巴厘岛是太平洋上的一个小岛，岛上的居民保持了完整而未受干扰的、基于象形文字的原始文明，因此受到人类学家（以及麦克卢汉这样的传媒学家）的 广泛关注。西方文明对原始社会形态有多么广泛而深远的影响？爱斯基摩人就是一个例子。大多数人都认为爱斯基摩人是住在雪砖垒成的冰屋里，但实际上他们千万 年来常住的是石屋，冰屋只是猎取皮毛兽时暂时的藏身之所——而这种猎取行为，只有在西方人开始与他们交易之后才会出现。西方人类学家观察到的原始社会，很 多时候就像物理学家观察到的微观粒子，受到了观察者非常大的影响。</text:p>
        <text:p text:style-name="P2"> </text:p>
        <text:p text:style-name="P2">一个很有趣的现象是，巴厘人没有“工作”的概念，同时也没有“艺术”的概念。对此麦克卢汉的解释是，在听觉为主导的原始人那里，人与自然是一个 和谐的整体，他们没有将各种生活体验割裂的习惯，他们也没有一以贯之的、延续的时间观念；仅仅是因为视觉文化（尤其是文字）的影响，“文明人”才习惯于将 时间看作“大一统”，并切分成小块，进而分割自己的生活体验，产生了“工作时间”、“休息时间”、“闲暇时间”之类的概念。实际上，“文明人”永远没有真 正的“空余时间”，因为他的每一小块时间都已经被分配了任务，譬如“休闲”的任务。</text:p>
        <text:p text:style-name="P2"> </text:p>
        <text:p text:style-name="P2">在统一而延续的时间观念尚未建立之前、或者被赛伯空间的新奇体验摧毁之后，当劳动分工和职能专门化已经不是最大化工作效率的灵丹妙药、工作需要 全身心介入时，“工作”的概念就会消弭，同时随之消弭的还有“艺术”的概念。原始的猎手和渔夫无所谓“工作”，这一点与今日的诗人、画家和思想家并无不 同。在电脑时代，作为交换力存储介质的货币让位于信息，于是“工作”让位于献身和承诺，部落时代也是如此。</text:p>
        <text:p text:style-name="P2"> </text:p>
        <text:p text:style-name="P2">投身于工作，专注于工作，于是工作与艺术不再有难逾的鸿沟，工作变成了艺术。最终，我们没有工作也没有艺术，我们做好每件事。</text:p>
        <text:p text:style-name="P2">2004年04月3日, 星期六 12:57 (102155)</text:p>
      </text:section>
      <text:section text:style-name="Sect1" text:name="Section5">
        <text:h text:style-name="P1" text:outline-level="1" text:is-list-header="true"><text:bookmark text:name="main4"/>昨夜有梦</text:h>
        <text:p text:style-name="P2">着锦衣，春风得意马蹄疾。有老僧谓我“有佛缘”，哂笑而过。</text:p>
        <text:p text:style-name="P2"> </text:p>
        <text:p text:style-name="P2">失了家，落了魄，举目四空，欲破红尘。觅那老僧，谓我曰：佛心本无悲。</text:p>
        <text:p text:style-name="P2"> </text:p>
        <text:p text:style-name="P2">青衣，孤灯，断三千烦恼丝，再觅老僧，谓我曰：尔尘缘未尽。</text:p>
        <text:p text:style-name="P2"> </text:p>
        <text:p text:style-name="P2">清爽的灰色T恤和蓝色牛仔裤，短发和晒黑的皮肤，背书包和相机，游山玩水，把酒吟诗。又遇老僧，欣然对谈。</text:p>
        <text:p text:style-name="P2">  僧：何所为？</text:p>
        <text:p text:style-name="P2">  我：行到各地，做着俗事。饿了便吃，冷了便加衣，困了便睡，厌了便游玩。与旁人相处甚洽，人敬我，我亦敬人，人爱我，我亦爱人。虽无执着念，见旁人有执着心，也助着他。凡事总想做到好，愿看旁人皆欢喜。不避阿堵物，不讳贪嗔痴，已是落了俗了。</text:p>
        <text:p text:style-name="P2">  僧：见佛性矣。</text:p>
        <text:p text:style-name="P2"> </text:p>
        <text:p text:style-name="P2">——————————</text:p>
        <text:p text:style-name="P2"> </text:p>
        <text:p text:style-name="P2">BlogDriver首页上把我做了“动力民星”。熊妍妍曾说“你到哪里，哪里就热闹”。原本是爱静的性子，倒成了风暴眼，也算缘分。</text:p>
        <text:p text:style-name="P2">2004年05月13日, 星期四 22:23 (154599)</text:p>
      </text:section>
      <text:section text:style-name="Sect1" text:name="Section6">
        <text:h text:style-name="P1" text:outline-level="1" text:is-list-header="true"><text:bookmark text:name="main5"/>庄子?秋水第十七（摘）</text:h>
        <text:p text:style-name="P2">惠 子相梁，?子往?之。或?惠子曰：“?子?，欲代子相。”于是惠子恐，搜于?中三日三夜。?子往?之，曰：“南方有?，其名??雏，子知之乎？夫?雏?于 南海而?于北海，非梧桐不止，非??不食，非醴泉不?。于是?得腐鼠，?雏?之，仰而?之曰：‘?！’今子欲以子之梁?而?我邪？”</text:p>
        <text:p text:style-name="P2">2004年05月14日, 星期五 10:03 (154957)</text:p>
      </text:section>
      <text:section text:style-name="Sect1" text:name="Section7">
        <text:h text:style-name="P1" text:outline-level="1" text:is-list-header="true"><text:bookmark text:name="main6"/>只能让胖子失望了</text:h>
        <text:p text:style-name="P2">和胖子一样，我愿意做自己喜欢做的事；和胖子不同，我不喜欢兼济天下，我不关心自己的绵薄之力会不会对中国软件业有一点影响，我不关心别人会不会过得更好，我没有责任感。</text:p>
        <text:p text:style-name="P2"> </text:p>
        <text:p text:style-name="P2">我相信在60年代中，胖子也是尤其突出的，正如我在80年代中也是尤其突出的一样。所以我不理解他为什么这么认真，为什么要骂我，正如他不理解 我为什么无所谓一样。在我眼中，整个人生也不过是一场游戏，何况是技术呢——那简直只是游戏里不足道的一局而已。我只关心自己玩得开心，也许我帮助过一些 人也得罪过一些人，但那也仅仅因为我觉得好玩。各人自有天命，与我何干？</text:p>
        <text:p text:style-name="P2"> </text:p>
        <text:p text:style-name="P2">很不容易，我才学会了爱别人，爱我身边的人，爱我的同事，为他们的快乐而努力工作。别再要求我更多了，我做不来的。也许我只能让胖子失望了。</text:p>
        <text:p text:style-name="P2">2004年05月15日, 星期六 23:16 (157324)</text:p>
      </text:section>
      <text:section text:style-name="Sect1" text:name="Section8">
        <text:h text:style-name="P1" text:outline-level="1" text:is-list-header="true"><text:bookmark text:name="main7"/>一年，感动</text:h>
        <text:p text:style-name="P2">每 次坐飞机都会莫名地感慨万千，尤其是坐在靠窗的位置，尤其是夜航。看着一个城市被缩小成舷窗中的一个小光团，那一点点微光却是万家灯火，每一盏灯火的背后 都有一个生动的故事，不禁感叹人生无常。一生忙碌打拼，生活中自以为多么重要的事，在三万英尺的距离看来不过是一盏无法辨清的灯火。尤如是，更爱夜航，更 爱靠窗的位置。</text:p>
        <text:p text:style-name="P2"> </text:p>
        <text:p text:style-name="P2">一年的时光仿佛重叠。一年前的今天，心碎得几乎无法收拾，滚滚红尘竟没有一个可以说话的对象。追求再多，最后要的不过是一个夜阑人静时可以随意 拨打的电话号码。姗姗，你错了，我也错了。缩在出租车上，看着这沉睡的城市，心境仿佛回到一年前，一点孤寂。不同的是，有了可以说话的那个人，不再害怕。</text:p>
        <text:p text:style-name="P2"> </text:p>
        <text:p text:style-name="P2">回到杭州的蜗居，第一件事就是连上多日不理的网络。收到Kent Beck的一封长信，感动。看到数十个祝福，感动。有这些感动，再也不惧怕任何。点我的这一盏灯，能亮这数十人的眼，此生足矣。</text:p>
        <text:p text:style-name="P2"> </text:p>
        <text:p text:style-name="P2">看到这些散乱文字的你，谢谢你，你也是让我继续玩这大游戏的理由之一。</text:p>
        <text:p text:style-name="P2">2004年05月9日, 星期日 23:57 (149097)</text:p>
      </text:section>
      <text:section text:style-name="Sect1" text:name="Section9">
        <text:h text:style-name="P1" text:outline-level="1" text:is-list-header="true"><text:bookmark text:name="main8"/>Rubbish In, Rubbish Out</text:h>
        <text:p text:style-name="P2">真的很喜欢这句话，好有哲理。</text:p>
        <text:p text:style-name="P2"> </text:p>
        <text:p text:style-name="P2">比如说，如果是必死的项目，再怎么努力也做不到成功。</text:p>
        <text:p text:style-name="P2"> </text:p>
        <text:p text:style-name="P2">比如说，如果走进了不适合自己的行业，越勤奋只会越失败。</text:p>
        <text:p text:style-name="P2"> </text:p>
        <text:p text:style-name="P2">所以很多美好的愿望，还是不要存在的好。</text:p>
        <text:p text:style-name="P2">2004年09月20日, 星期一 08:57 (333806)</text:p>
      </text:section>
      <text:section text:style-name="Sect1" text:name="Section10">
        <text:h text:style-name="P1" text:outline-level="1" text:is-list-header="true"><text:bookmark text:name="main9"/>10月22日</text:h>
        <text:p text:style-name="P2">2001年10月22日，星期一，那是我正式参加工作的第一天。犹记得三年前的今天，下午，忐忑地步入CSDN那栋小楼，霞姐和程程热情地招呼我。转眼间，三年已经过去了。三年前的我，会想到三年后的今天吗？</text:p>
        <text:p text:style-name="P2"> </text:p>
        <text:p text:style-name="P2">三年，弹指一挥间，是为留念。</text:p>
        <text:p text:style-name="P2">2004年10月22日, 星期五 08:50 (371092)</text:p>
      </text:section>
      <text:section text:style-name="Sect1" text:name="Section11">
        <text:h text:style-name="P1" text:outline-level="1" text:is-list-header="true"><text:bookmark text:name="main10"/>婚姻感悟</text:h>
        <text:p text:style-name="P2">未婚男人（或者应该叫“男孩”？）就像野马，自由，率性，令人艳羡。<text:line-break/><text:line-break/>然而，马如果不钉上蹄铁，就永远跑不出自己的最快速度。</text:p>
        <text:p text:style-name="P2">2005年01月24日, 星期一 11:14 (509862)</text:p>
      </text:section>
      <text:section text:style-name="Sect1" text:name="Section12">
        <text:h text:style-name="P1" text:outline-level="1" text:is-list-header="true"><text:bookmark text:name="main11"/>无·有</text:h>
        <text:p text:style-name="P2">三十辐共一牖，当其无，有车之用。埏埴以为器，当其无，有器之用。凿户牖以为室，当其无，有室之用。（老子，《道德经》）<text:line-break/><text:line-break/>对自己“无”的认识，是不断前进的动力。当一个人认为自己“有”了些什么，他的动力就会开始懈怠。心里认为自己“有”的东西越多，就需要花越多的精力去维持现状，生活就开始越来越变得柴米油盐起来。维持现状也是一种动力，但不是行万里路的动力。<text:line-break/><text:line-break/>放一个长假有这样的好处，让我可以重新审视自己的现状。把所有的“有”都扔到一边去，尽量让自己处于一无所有的状态，方不至于怠惰。也许我真的需要一种刺激，一种全新体验的动力。近来的状态，不是能让自己满意的，新的探索太少了。</text:p>
        <text:p text:style-name="P2">2005年02月21日, 星期一 11:52 (545009)</text:p>
      </text:section>
      <text:section text:style-name="Sect1" text:name="Section13">
        <text:h text:style-name="P1" text:outline-level="1" text:is-list-header="true"><text:bookmark text:name="main12"/>最后一天</text:h>
        <text:p text:style-name="P2">今天是年前最后一天上班，明天就开年会然后放假。刚搬上新的办公地点，寒冷彻骨，现在四肢冰凉浑身哆嗦，早就无心工作了。更何况CSDN的管理后台服务器还没开，做了新闻也放不上头条。<text:line-break/><text:line-break/>昨晚和Jacques煲电话粥煲到老婆嫉妒，听说与他合译的<text:span text:style-name="T2">J2EE Core Patterns</text:span>就快出版了。那本书可以说是EJB workaround solution大全，跟<text:span text:style-name="T2">without EJB</text:span>摆 在一起对比读一下，两种方案高下立判。类似的，Jacques还在给外版书翻译找一些workaround，但我认为外版书已经没有继续做下去的必要了。 既然我们的最终目标是知识传播，更好的媒介形式应该是“论坛/blog/网站/email/emag/杂志”融为一体的全媒体，图书作为最终的总结就好 了。这样也能还图书以本来面目。期望一本图书来传授仅仅一两年适用的技术，那实在太为难图书、也太为难读这书的人了。<text:line-break/><text:line-break/>2005年的三个目标已经记在了手机里，每天下班路上都看一看，提醒自己：只要付出够多，连梦想也可以炼成现实的。</text:p>
        <text:p text:style-name="P2">2005年02月3日, 星期四 16:29 (523430)</text:p>
      </text:section>
      <text:section text:style-name="Sect1" text:name="Section14">
        <text:h text:style-name="P1" text:outline-level="1" text:is-list-header="true"><text:bookmark text:name="main13"/>没有任何借口，huh？</text:h>
        <text:p text:style-name="P2">在等着美编帮忙找一张图片的时候，顺手抓起那本著名的伪书《没有任何借口》翻了一遍。觉得挺开心的。<text:line-break/><text:line-break/>也 许西点军校真的告诉学员们不能找任何借口，也许巴顿将军真的要求士兵们不能找任何借口。但我们跟那些大兵至少有两点区别：第一，我们失败了也不过就是失败 了，顶多被炒鱿鱼而已，不会死；第二，大兵们打完仗就可以回家享清福，我们不行，工作还得每天每天做下去，至少再做三十年。<text:line-break/><text:line-break/>所以，享受生 活吧。要是把每天全部时间的1/3当成打仗一样，连借口都不给自己找一个，这种日子过上三十年，还不得永久性大脑损伤啊。书里还有故事说某哥们每封信的签 名都写上“1/4美圆一桶的石油”，某哥们每天按时起床从不找借口赖床，照我看，这都算得上强迫性神经质的典型病例，重症晚期。<text:line-break/><text:line-break/>工作就是生活的一部分，对你的上司，对你的手下，都适当地叫他们enjoy life吧。让他们找找可爱的借口，甚至帮他们找找可爱的借口，大家都会过得更开心些。更何况，世界已经变了，现在创意比干活更弥足珍贵，憋得闷闷的脑子还能有什么创意呢？<text:line-break/><text:line-break/>话说回来，为什么我看了这书会开心呢？因为我想到昨天早上睡到9点起床，然后打开电视看了半场NBA，感觉不好看，然后下楼打个车上班。想起那些“没有任何借口”从来不赖床的哥们，怎不暗自偷笑？</text:p>
        <text:p text:style-name="P2">2005年03月2日, 星期三 16:56 (560593)</text:p>
      </text:section>
      <text:section text:style-name="Sect1" text:name="Section15">
        <text:h text:style-name="P1" text:outline-level="1" text:is-list-header="true"><text:bookmark text:name="main14"/>灵感·写作提纲</text:h>
        <text:p text:style-name="Text_20_body">打算写给Windy.J的系列文章：</text:p>
        <text:p text:style-name="Text_20_body">  1、<text:a xlink:type="simple" xlink:href="http://gigix.blogdriver.com/gigix/760417.html">生死</text:a><text:line-break/>  2、两千五百年前<text:line-break/>  3、四圣谛<text:line-break/>  4、戒·律<text:line-break/>  5、法空·一切有·龙树<text:line-break/>  6、禅<text:line-break/>  7、慈悲·涅褩</text:p>
        <text:p text:style-name="Text_20_body">不断修改中。</text:p>
        <text:p text:style-name="P2">2005年06月13日, 星期一 09:45 (753027)</text:p>
      </text:section>
      <text:section text:style-name="Sect1" text:name="Section16">
        <text:h text:style-name="P1" text:outline-level="1" text:is-list-header="true"><text:bookmark text:name="main15"/>生死</text:h>
        <text:p text:style-name="Text_20_body">对于这个世界上的绝大多数人来说，一生中最重要的一件事，就是死亡。</text:p>
        <text:p text:style-name="Text_20_body">死 亡是一件如此重要的事，以至于它已经成为了构建人类社会根基的母题之一。例如《道德经》有云：“民不畏死，奈何以死惧之。”然则如果真有一大批“不畏死” 的民众，那是很可怕的，他们会践踏社会一切的法律、伦理，如陈胜、吴广、张献忠、李自成者是。福柯《规训与惩罚》将死亡视作和平时代国家机器所能给予个人 的终极威胁，如果这终极威胁失去了应用的震慑力，通常也就意味着“疾病猖獗、饿殍遍野……人们对死亡司空见惯”的时代正在肆虐。而对于尚能进行理性思考的 人们来说，死亡，是一切闲暇时光中最有意义的思考对象之一——如果不是唯一有意义的思考对象的话。</text:p>
        <text:p text:style-name="Text_20_body">围绕着生命与死亡的思考贯串着人类的整个 思想史。《论语》有云：“子不语怪力乱神。”所谓神者，也就是出离于生死之外的人类自由意志吧。孔子的“不语”，说穿了无非是回避，也就是说，历经长久的 思考而无所获之后的置若罔闻——同样是《论语》，子曰：“不知生，安知死。”人生百年之中未可知的事情还有那么多，为何还要去费心劳神为百年之后的去所担 忧呢？</text:p>
        <text:p text:style-name="Text_20_body">我自幼对死亡有一种莫名的恐惧。《苏菲的世界》有一段描述苏菲在五六岁时如何第一次有了明确的自我意识。自我意识是否同时伴随着对死 亡的理解，我至今不能确认。可以记得的，从相当幼小、甚至尚未亲眼见到旁人的死亡时起，我便已经清楚地知道“死亡”一词的含义——至少是它在“生”的这一 边的含义。这一知识至今会令我恐惧得无法入睡，只要我开始认真地追索它的内涵。作为一个成年人，我所能做的仅仅是压抑自己开始追索的念头。</text:p>
        <text:p text:style-name="Text_20_body">在 大约两千六百年前，另一个人有过类似的恐惧。那人是喜马拉雅山下一个小国的王子，他的父亲是释迦族的王，人称净饭王。从历史上来看，净饭王太子的生活不可 能有传说中的那么奢靡，不过丰衣足食应该是毫无问题的。身为太子，他肩负着国家民族的重托，而他的才华也使所有人相信他足以成就大业。</text:p>
        <text:p text:style-name="Text_20_body">然而 有一天，当他亲眼见到老者、病人和——尤其是——尸体时，他感受到了前所未有的恐惧：自己所做、所有的一切，一切的努力与拼搏，一切的欢欣与忧愁，百年之 后终将化为尘土，从此“我”将一无所依，烟消云散。《杂阿含经》记载佛——也就是未来的净饭王太子——对他的信徒说：具有上等悟性者，听闻别处的人有老、 病、死事即生怖畏；次之，看到别处人有老、病、死事即生怖畏；次之，听闻自己身边人有老、病、死事即生怖畏；次之，看到自己身边人有老、病、死事即生怖 畏；次之，对己身承受老、病、死事生怖畏。照这话说来，佛未成佛之前，悟性却不能算得极高，因为他也到亲见城中有老、病、死事方生怖畏；然则又说净饭王太 子在宫中时从未曾听闻有老、病、死之事，故未必见得悟性不高。这是旁话。</text:p>
        <text:p text:style-name="Text_20_body">死亡这件事的奇妙之处在于：它不介意“生”的时间长短。蚊蚋朝生暮 死，龟鳖寿比南山，但最终都要同归一处。《长阿含经》中说，在过去七佛的时代里，人的寿命都长得夸张，长的可活八万四千岁，短的也有两万岁好活。但即便是 有万年的长寿，对于死亡的步步紧逼却是毫无帮助。相比于生之前与死之后那近乎无限的时间长河，生存的过程几乎只是毫无意义的、可以被忽略不计的一个无穷小 量。而人，却偏偏要用一生的时间，用自己的全部精神与肉体与承受死亡的缓慢折磨。这时我竟要问了：莫非天地让我出生下来，让我具有了眼耳口鼻舌心，让我体 验了色受想行识，难道就是为了让我去感受死亡的百年折磨吗？</text:p>
        <text:p text:style-name="Text_20_body">有很多人压根不考虑这个问题，包括我们的先师圣人。与净饭王太子同时或稍早的印 度思想家也多有考虑生死之事，其中最盛行者被称为“六师”。在六师之中，有认为人生无所来死无所归，百年之中即当及时行乐的，例如阿耆多（Ajita）、 不兰迦叶（Purana-Kassapa）；有认为人生命定，不管做什么都只是沿着神祉划定的路线前进，直至末日审判的，例如末伽梨 （Makkhali）、波浮陀（Pakudha）；也有认为人生就是为了受苦，提早受足了苦即可提早彻底解放的，例如苦修教派耆那教的始祖尼乾子 （Nigantha），以及基督教的很多教派。佛的观点与他们各各有所不同，不过总而言之都是一种关于死亡的哲学解释。</text:p>
        <text:p text:style-name="Text_20_body">死亡这件事还有一个 奇妙之处在于：从来没有人曾经经历过它、能够以亲身体验说出它。有鉴于此，在我看来各种死亡哲学与其说有真妄之分，毋宁说是摆在这里供人们选择。正如前文 所述，作为构建人类社会根基的母题之一，死亡哲学的选择左右着人生态度的选择——或者很多时候可以倒过来说，以自己的人生态度选择一种死亡哲学。毕竟，如 果要为百年人生寻找一个意义，恐怕也只有超出百年之外的死亡堪当此任。</text:p>
        <text:p text:style-name="Text_20_body">我们终其一生不可能知道它的真相，但我们终其一生受着它的左右，终其一生不得不选择一种对待它的态度——哪怕是选择“不语”的态度。这就是死亡，我们注定一生面对的难题。</text:p>
        <text:p text:style-name="P2">2005年06月16日, 星期四 23:01 (760417)</text:p>
      </text:section>
      <text:section text:style-name="Sect1" text:name="Section17">
        <text:h text:style-name="P1" text:outline-level="1" text:is-list-header="true"><text:bookmark text:name="main16"/>戒由相生or戒由心生：律宗一个老问题</text:h>
        <text:p text:style-name="P3"><text:bookmark text:name="BodyTable"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column table:style-name="Table1.B"/>
          <table:table-column table:style-name="Table1.E"/>
          <table:table-column table:style-name="Table1.B"/>
          <table:table-column table:style-name="Table1.I"/>
          <table:table-row table:style-name="Table1.1">
            <table:table-cell table:style-name="Table1.A1" office:value-type="string">
              <text:p text:style-name="Table_20_Contents">2005-6-8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13:30:25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Windy(W3C 的行为有点发烧，因为发烧，为了发烧/of the geeks，by the geeks，for the geeks)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透明——实非不实，时不非时，义饶益非非义饶益，柔软不粗涩，慈心不嗔恚，方可举比丘罪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5">无非是看日常一件件小事守不守得住戒而已：如果这个戒是符合你的内心，你会不知不觉守着它，如果不符合你的内心，就算守也是守不住的</text:p>
            </table:table-cell>
          </table:table-row>
          <table:table-row table:style-name="Table1.1">
            <table:table-cell table:style-name="Table1.A1" office:value-type="string">
              <text:p text:style-name="Table_20_Contents">2005-6-8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13:30:38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透明——实非不实，时不非时，义饶益非非义饶益，柔软不粗涩，慈心不嗔恚，方可举比丘罪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Windy(W3C 的行为有点发烧，因为发烧，为了发烧/of the geeks，by the geeks，for the geeks)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6">这是遁词</text:p>
            </table:table-cell>
          </table:table-row>
          <table:table-row table:style-name="Table1.1">
            <table:table-cell table:style-name="Table1.A1" office:value-type="string">
              <text:p text:style-name="Table_20_Contents">2005-6-8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13:30:45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Windy(W3C 的行为有点发烧，因为发烧，为了发烧/of the geeks，by the geeks，for the geeks)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透明——实非不实，时不非时，义饶益非非义饶益，柔软不粗涩，慈心不嗔恚，方可举比丘罪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5">所以我认为力量来自内心，不是佛经</text:p>
            </table:table-cell>
          </table:table-row>
          <table:table-row table:style-name="Table1.1">
            <table:table-cell table:style-name="Table1.A1" office:value-type="string">
              <text:p text:style-name="Table_20_Contents">2005-6-8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13:31:06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透明——实非不实，时不非时，义饶益非非义饶益，柔软不粗涩，慈心不嗔恚，方可举比丘罪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Windy(W3C 的行为有点发烧，因为发烧，为了发烧/of the geeks，by the geeks，for the geeks)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6">如果做每件事都只是延着自己的心性，与禽兽何异</text:p>
            </table:table-cell>
          </table:table-row>
          <table:table-row table:style-name="Table1.1">
            <table:table-cell table:style-name="Table1.A1" office:value-type="string">
              <text:p text:style-name="Table_20_Contents">2005-6-8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13:31:34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Windy(W3C 的行为有点发烧，因为发烧，为了发烧/of the geeks，by the geeks，for the geeks)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透明——实非不实，时不非时，义饶益非非义饶益，柔软不粗涩，慈心不嗔恚，方可举比丘罪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5">构建什么样的内心是可以选择的</text:p>
            </table:table-cell>
          </table:table-row>
          <table:table-row table:style-name="Table1.1">
            <table:table-cell table:style-name="Table1.A1" office:value-type="string">
              <text:p text:style-name="Table_20_Contents">2005-6-8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13:31:54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透明——实非不实，时不非时，义饶益非非义饶益，柔软不粗涩，慈心不嗔恚，方可举比丘罪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Windy(W3C 的行为有点发烧，因为发烧，为了发烧/of the geeks，by the geeks，for the geeks)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6">那么就还是了，你以什么方式什么过程去构建内心呢</text:p>
            </table:table-cell>
          </table:table-row>
          <table:table-row table:style-name="Table1.1">
            <table:table-cell table:style-name="Table1.A1" office:value-type="string">
              <text:p text:style-name="Table_20_Contents">2005-6-8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13:32:06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透明——实非不实，时不非时，义饶益非非义饶益，柔软不粗涩，慈心不嗔恚，方可举比丘罪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Windy(W3C 的行为有点发烧，因为发烧，为了发烧/of the geeks，by the geeks，for the geeks)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6">戒律就是帮助你构建一个高尚内心的手段</text:p>
            </table:table-cell>
          </table:table-row>
          <table:table-row table:style-name="Table1.1">
            <table:table-cell table:style-name="Table1.A1" office:value-type="string">
              <text:p text:style-name="Table_20_Contents">2005-6-8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13:32:30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透明——实非不实，时不非时，义饶益非非义饶益，柔软不粗涩，慈心不嗔恚，方可举比丘罪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Windy(W3C 的行为有点发烧，因为发烧，为了发烧/of the geeks，by the geeks，for the geeks)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6">如果已然有了一个高尚的内心，自然戒律也是可以方便，酒肉穿肠过者是也</text:p>
            </table:table-cell>
          </table:table-row>
          <table:table-row table:style-name="Table1.1">
            <table:table-cell table:style-name="Table1.A1" office:value-type="string">
              <text:p text:style-name="Table_20_Contents">2005-6-8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13:33:13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Windy(W3C 的行为有点发烧，因为发烧，为了发烧/of the geeks，by the geeks，for the geeks)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Table_20_Contents">透明——实非不实，时不非时，义饶益非非义饶益，柔软不粗涩，慈心不嗔恚，方可举比丘罪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5">什么方式什么过程去构建内心：我想想</text:p>
            </table:table-cell>
          </table:table-row>
        </table:table>
        <text:p text:style-name="P2">2005年06月8日, 星期三 13:41 (744005)</text:p>
      </text:section>
      <text:section text:style-name="Sect1" text:name="Section18">
        <text:h text:style-name="P1" text:outline-level="1" text:is-list-header="true"><text:bookmark text:name="main17"/>梦到平山</text:h>
        <text:p text:style-name="Text_20_body">已不复存在的平山。泡桐树下，阳光班驳洒落，漫步朝学校走，脚底有水坑。</text:p>
        <text:p text:style-name="Text_20_body">今年似乎梦到平山的次数愈发多了，闭上眼就会看到旧房子、旧围墙、旧学校，人来人往，生机昂然。厂房，大广播，学校，上课铃声，汽车，顽皮的孩童，炊烟，母亲们的喊声。每次做到这样的梦，醒来便会莫名郁结。是不是，该做些什么了？</text:p>
        <text:p text:style-name="Text_20_body"><text:span text:style-name="Strong_20_Emphasis">最后的痕迹</text:span></text:p>
        <text:p text:style-name="Text_20_body">ChinaByte：<text:a xlink:type="simple" xlink:href="http://www.chinabyte.com/20030403/16609.shtml">大江东去 一个老三线军工企业的信息化</text:a></text:p>
        <text:p text:style-name="Text_20_body"><text:span text:style-name="T3">1984</text:span><text:span text:style-name="T4">年，原重庆双溪机械厂、四川庆岩机械厂、四川红山铸造厂、四川红泉仪表厂、重庆渝州齿轮厂、重庆庆江机器厂、</text:span><text:span text:style-name="T5">重庆平山机械厂</text:span><text:span text:style-name="T4">、重庆铸钢厂、重庆青江机械厂等九个军工厂分别被纳入国家“七五”、“八五”三线调整计划。这九个厂分散、隐蔽在重庆远郊的南川、万盛、綦江、江津等地区的山沟中。</text:span></text:p>
        <text:p text:style-name="Text_20_body">重庆双狮摩托营销有限公司：<text:a xlink:type="simple" xlink:href="http://cqssmt.com/about_dszzz.htm">董事长致辞</text:a></text:p>
        <text:p text:style-name="Text_20_body"><text:span text:style-name="T4">重庆“双狮”摩托是在</text:span><text:span text:style-name="T3">1979</text:span><text:span text:style-name="T4">年响应中央军委邓小平主席“军转民”的号召下，与嘉陵、建设、望江同期而上的品牌，前身是中国兵器工业装备集团属下的</text:span><text:span text:style-name="T5">平山机械厂</text:span><text:span text:style-name="T4">，是一家有着几十年历史的军工老企业……</text:span></text:p>
        <text:p text:style-name="Text_20_body">万盛假日网：<text:a xlink:type="simple" xlink:href="http://www.wsholiday.com/lxs/zsxm/xm-psc.htm">原平山机械厂盘活启动项目</text:a></text:p>
        <text:p text:style-name="Text_20_body"><text:span text:style-name="T5">平山机械厂</text:span><text:span text:style-name="T4">位于重庆市万盛区南桐镇，距万盛城区</text:span><text:span text:style-name="T3">11</text:span><text:span text:style-name="T4">公里，紧接渝湘公路干线。该厂始建于</text:span><text:span text:style-name="T3">1966</text:span><text:span text:style-name="T4">年，是隶属于中国兵器装备集团公司的大型机械制造企业，被列入国家</text:span><text:span text:style-name="T3">"</text:span><text:span text:style-name="T4">八五</text:span><text:span text:style-name="T3">"</text:span><text:span text:style-name="T4">搬迁计划，已于</text:span><text:span text:style-name="T3">1998</text:span><text:span text:style-name="T4">年外迁并更名为重庆大江车辆股份有限公司车桥厂，属重庆大江公司控股子公司。</text:span></text:p>
        <text:p text:style-name="Text_20_body"><text:a xlink:type="simple" xlink:href="http://www.cqwb.com.cn/webnews/htm/2004/2/28/50327.htm">重庆晚报文章</text:a>（链接已损坏，感谢google）</text:p>
        <text:p text:style-name="Text_20_body"><text:span text:style-name="T3">... </text:span><text:span text:style-name="T4">当记者赶赴万盛，造访这块快被人们遗忘的角落时，面对人去楼空的遗址，我们感受到一种苍凉，一种震撼：当年山谷中火红的喧嚣真的已成过眼烟云？一家家遗址真的成了历史的包袱？记者把目光聚集在</text:span><text:span text:style-name="T5">平山机械厂</text:span><text:span text:style-name="T4">、晋林机械 </text:span><text:span text:style-name="T3">...</text:span> </text:p>
        <text:p text:style-name="P2">2005年08月1日, 星期一 09:24 (859129)</text:p>
      </text:section>
      <text:section text:style-name="Sect1" text:name="Section19">
        <text:h text:style-name="P1" text:outline-level="1" text:is-list-header="true"><text:bookmark text:name="main18"/>成长?成熟</text:h>
        <text:p text:style-name="Text_20_body">22 岁和25岁有什么区别呢？区别在于，22岁的时候，我认为跳出来说些很SB的话，这人一定是SB；25岁的时候，我相信能跳出来说话的就没有SB，他之所 以要说些很SB的话，是因为有很多SB喜欢看，他迎合一下读者而已，要是把能跳出来说话的人当SB，我就真成了SB。这样想的好处：第一把人想得复杂一点 总比想得简单一点要好，第二不必一边写着东西一边很郁闷地感觉自己是在跟一帮SB为伍。</text:p>
        <text:p text:style-name="Text_20_body">25岁的时候明白了点什么东西就想写出来，可能到了30岁的时候就不想写了，什么都会自己藏在肚子里。男孩到男人的成长过程大概就是这样罢。</text:p>
        <text:p text:style-name="P2">2005年09月2日, 星期五 10:33 (948496)</text:p>
      </text:section>
      <text:section text:style-name="Sect1" text:name="Section20">
        <text:h text:style-name="P1" text:outline-level="1" text:is-list-header="true"><text:bookmark text:name="main19"/>Still Lost</text:h>
        <text:p text:style-name="P2">Lisa：<text:a xlink:type="simple" xlink:href="http://www.blogcn.com/User9/vitamin_e/blog/4786493.html">处女座的透明</text:a><text:line-break/><text:line-break/>时间改变了太多太多。那天<text:a xlink:type="simple" xlink:href="http://dedream.blogbus.com/index.html">Windy</text:a>把 那个邮件发给我的时候，就已经清楚地意识到了这一点。现在回头看当时的自己，是感觉复杂的。“透明”这个名字，如今是看不出它原本的涵义的。只有拂去时间 留下的尘，才可以看到，那个男孩是如何的，脆弱，精致，干净，和透明，教人心疼，教我自己??几年以后的自己??也会为他感动得心颤颤的。互联网是一个好 东西，它帮助避免了很多遗失。虽然，遗失仍然不可逆转地发生着。<text:line-break/><text:line-break/><text:span text:style-name="T6">等我毕业离开北京，偶然间登陆北大未名bbs里我们学校的板块，看见透明的帖子，名为《Lisa走了，我的大学生活也结束了》。很奇怪我记性这么差的人会把这个题目记得如此清楚，也许是因为他是透明吧。</text:span><text:span text:style-name="T7"><text:line-break/></text:span><text:line-break/>我很欣赏Lisa的这一风格：写东西的时候不查Google，也不留原文链接。我一直认为，互联网??尤其是拥有Google之后的互联网??是一种恐怖的东西：它一方面让<text:a xlink:type="simple" xlink:href="http://www.mwillett.org/Memes/meme1.htm">秘米</text:a>高速传播，另一方面也扼杀了秘米的变异性，让世界逐渐变成一锅缺乏创意的秘米粥。而Lisa的这种风格毫无疑问促进了秘米的变异。换句话说，她记错了。原文应该是出自C-View周年纪念版，“<text:a xlink:type="simple" xlink:href="http://forum.mywuzhen.com/thread.jsp?forum=7&amp;thread=2131&amp;treeview=">给虫虫的第n封信</text:a>”。<text:line-break/><text:line-break/><text:span text:style-name="T8">今 天送走了Lisa，我大学中最好的朋友。也许这就是一个标志，标志着我的大学故事就此结束??当然，有些故事其实早已结束，只不过是不肯承认而已。直到 11#楼不再有我的空间，直到校园不再有我的痕迹，直到Lisa不再属于这个城市，我才无助地承认一个整整一年中不愿、不敢、不想承认的事实：又一段路， 走完了。</text:span><text:line-break/><text:line-break/>但Google也无法帮我找回所有的记忆。隐约记得，在罗杰斯给Lisa送别之后，第二天心里很抑，在<text:a xlink:type="simple" xlink:href="http://yeka.bbs.xilu.com/">Yeka的论坛</text:a>上写过一些什么。然则，两个小时的翻检之后，结论是，找不到了。那时的心绪，已经丢了，不可逆的，不再能找回。<text:line-break/><text:line-break/>所以，只好，为了忘却地纪念。本打算把Lisa的原文复制过来，转念一想，还是罢了。我们在绯红上的那些文字，不是早已丢了么？就在寻找与挽救的过程中，仍旧在丢失。就连C-View，也已然丢了。一切都会被抹为尘沙，又何苦，偏要强留呢？<text:line-break/><text:line-break/>（恍惚中，似乎看到那个有着透明眼神的男孩，愈行愈远。最近有些怀旧，这应该是人在逐渐变老的征兆了吧。）</text:p>
        <text:p text:style-name="P2">2005年11月12日, 星期六 23:46 (1057496)</text:p>
      </text:section>
      <text:section text:style-name="Sect1" text:name="Section21">
        <text:h text:style-name="P1" text:outline-level="1" text:is-list-header="true"><text:bookmark text:name="main20"/>小令·千年</text:h>
        <text:p text:style-name="P7">朝中措（寿刘仲吉）</text:p>
        <text:p text:style-name="Text_20_body">麒麟早贵挂朝冠。自合侍金銮。收拾经纶事业，从容游戏人间。 </text:p>
        <text:p text:style-name="Text_20_body">祗今侍彩，符分楚甸，名在蓬山。直待疏封大国，秋光长映朱颜。 </text:p>
        <text:p text:style-name="P2">2005年12月18日, 星期日 23:15 (1093657)</text:p>
      </text:section>
      <text:section text:style-name="Sect1" text:name="Section22">
        <text:h text:style-name="P1" text:outline-level="1" text:is-list-header="true"><text:bookmark text:name="main21"/>时间就是财富</text:h>
        <text:p text:style-name="P2"><text:a xlink:type="simple" xlink:href="http://theory.people.com.cn/GB/40555/4162907.html">中国青少年流行文化现象分析报告（2005）</text:a>：<text:line-break/><text:line-break/><text:bookmark text:name="zoom"/><text:span text:style-name="T8">不能否认的是，时间是现代社会生活的一个十分重要的因素。大学生在学习中要花费大量的时 间，如何再腾出这么多的时间来改造机箱？对于已走上工作岗位的玩家来说，生活的节奏无疑变得越来越快，</text:span><text:span text:style-name="T9">时间就是他们的财富</text:span><text:span text:style-name="T8">，又怎么保证改造机箱所需的大量 时间？因此，他们在满足心理需求的过程中必然要付出大量的时间作为代价。</text:span><text:line-break/><text:line-break/>然 则，财富要来是干什么的呢？这又回到了国王与流浪汉的故事。虽说有犬儒之嫌，不过总是如人饮水冷暖自知。记得有次熊老师抱怨说现在的大学生整天不务正业， 可是难道只有“为就业而学习”才算正业么？回想自己的大学生活，最值得庆幸的倒是好好地玩了几年。毕竟，身体、头脑、心理都在最令人羡慕的时段，又难得地 没有生活压力，更加难得地有很多时间，也许一生再也不会有这么适合玩的四年了。<text:line-break/><text:line-break/>所以……时间就是财富，充分利用这笔财富去享受生活吧。反正不管怎么努力，总有人比你更有钱更有地位的??话又说回来，谁规定必须有钱有地位才算得成功的人生呢？</text:p>
        <text:p text:style-name="P2">2006年03月4日, 星期六 19:27 (1144687)</text:p>
      </text:section>
      <text:section text:style-name="Sect1" text:name="Section23">
        <text:h text:style-name="P1" text:outline-level="1" text:is-list-header="true"><text:bookmark text:name="main22"/>我是重庆崽儿</text:h>
        <text:p text:style-name="P2">乱皮要财划起，山城啤酒喝起，喝不得的醉起，着不住的趴起。<text:line-break/>吃饭的时候上菜要喊小妹儿，<text:line-break/>我的妈妈喊我从小到大只喊幺儿。<text:line-break/>不当狗儿，不当猫儿，不当哈儿，我是黑闷黑闷黑闷耿直的重庆崽儿。<text:line-break/><text:line-break/><text:a xlink:type="simple" xlink:href="http://bbs.zyjk120.cn/UploadFile/2006-8/20068162156274350.mp3">我是重庆崽儿</text:a> <text:a xlink:type="simple" xlink:href="http://www.shuren100.com/Article/tequ/wylt/200608/4025.html">歌词</text:a><text:line-break/><text:line-break/>杨家坪的美女，硬还有一个是我堂客 (there's an image)</text:p>
        <text:p text:style-name="P2">2006年09月1日, 星期五 20:19 (1223216)</text:p>
      </text:section>
      <text:section text:style-name="Sect1" text:name="Section24">
        <text:h text:style-name="P1" text:outline-level="1" text:is-list-header="true"><text:bookmark text:name="main23"/>又到新年许愿时</text:h>
        <text:p text:style-name="P2"><text:a xlink:type="simple" xlink:href="http://gigix.blogdriver.com/gigix/1243971.html">又是一年过去了</text:a>。<text:line-break/><text:line-break/>王尔德说，人生之大不幸有二：其一是有梦想，其二是梦想会成真。原本也不想再年年许愿的，但求一天好似一天，日日是好日便了。不过佛祖也说，修行是积福，加上愿心才能成正果。所以，还是和往年一样，在新的一年给自己三个愿望吧。相信也会和往年一样，愿望成真的。<text:line-break/><text:line-break/>（<text:a xlink:type="simple" xlink:href="http://gigix.blogdriver.com/gigix/1100251.html">去年的三个愿望</text:a>：做个合格的程序员；做个合格的<text:span text:style-name="T10">Thought</text:span>Worker；做个合格的技术传播者。前两个不必说，<text:a xlink:type="simple" xlink:href="http://jessie2730.spaces.live.com/">Jessie姐姐</text:a>、其他的<text:span text:style-name="T10">Thought</text:span>Workers、以及<text:a xlink:type="simple" xlink:href="http://manager.csdn.net/n/20051221/31367.html">某人</text:a>自有论断。至于“合格的技术传播者”，今年的“<text:a xlink:type="simple" xlink:href="http://www.csdn.net/subject/agilechina/">敏捷中国</text:a>”，以及在<text:a xlink:type="simple" xlink:href="http://www.china-pub.com/computers/common/info.asp?id=30058">Ruby on Rails</text:a>上面所做的事情，也足以令自己欣慰了。）<text:line-break/><text:line-break/>今年的愿望是：出一本自己的书（据说<text:a xlink:type="simple" xlink:href="http://www.dedream.com/">小温</text:a>已经盼了很久）；做两个“理想中的”项目；做一个网站（能不能赚大钱是其次）。明年看到这几个愿望成真时，也可以欣慰吧。</text:p>
        <text:p text:style-name="P2">2006年12月26日, 星期二 21:12 (1252965)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Courier New3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GB2312" svg:font-family="楷体GB2312"/>
    <style:font-face style:name="楷体_GB23121" svg:font-family="楷体_GB2312"/>
    <style:font-face style:name="楷体_GB2312" svg:font-family="楷体_GB2312, sans-serif"/>
    <style:font-face style:name="黑体" svg:font-family="黑体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Bitstream Vera Sans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Bitstream Vera 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DejaVu Sans" style:font-size-asian="12pt" style:font-weight-asian="bold" style:font-name-complex="Bitstream Vera Sans" style:font-size-complex="12pt" style:font-weight-complex="bold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Courier New2" style:font-size-asian="10pt" style:font-name-complex="Courier New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3T13:33:25</meta:creation-date>
    <dc:creator>Jeff Xiong</dc:creator>
    <dc:date>2007-02-23T13:43:36</dc:date>
    <dc:language>en-US</dc:languag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7" meta:paragraph-count="197" meta:word-count="1732" meta:character-count="11769"/>
  </office:meta>
</office:document-meta>
</file>